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Verdana" svg:font-family="Verdan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62626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aco" fo:font-size="11pt" style:text-underline-style="solid" style:text-underline-width="auto" style:text-underline-color="font-color" style:font-name-asian="Monaco" style:font-size-asian="11pt" style:font-name-complex="Monaco" style:font-size-complex="11pt"/>
    </style:style>
  </office:automatic-styles>
  <office:body>
    <office:spreadsheet>
      <table:table table:name="patter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lars</text:p>
          </table:table-cell>
          <table:table-cell table:number-columns-repeated="24"/>
        </table:table-row>
        <table:table-row table:style-name="ro1">
          <table:table-cell table:style-name="ce1" office:value-type="string">
            <text:p>Bolig/Finansiering/Andet</text:p>
          </table:table-cell>
          <table:table-cell table:style-name="ce1" table:number-columns-repeated="19"/>
          <table:table-cell table:number-columns-repeated="5"/>
        </table:table-row>
        <table:table-row table:style-name="ro1">
          <table:table-cell office:value-type="string">
            <text:p>Bolig/Finansiering/Banklån</text:p>
          </table:table-cell>
          <table:table-cell table:number-columns-repeated="24"/>
        </table:table-row>
        <table:table-row table:style-name="ro1">
          <table:table-cell office:value-type="string">
            <text:p>Bolig/Finansiering/Realkredit</text:p>
          </table:table-cell>
          <table:table-cell office:value-type="string">
            <text:p>BRF</text:p>
          </table:table-cell>
          <table:table-cell table:number-columns-repeated="23"/>
        </table:table-row>
        <table:table-row table:style-name="ro2">
          <table:table-cell office:value-type="string">
            <text:p>Bolig/Flytning/Flyttefolk</text:p>
          </table:table-cell>
          <table:table-cell table:style-name="ce2" office:value-type="string">
            <text:p>Flytning</text:p>
          </table:table-cell>
          <table:table-cell table:style-name="ce5" office:value-type="string">
            <text:p>Flyttefolk</text:p>
          </table:table-cell>
          <table:table-cell table:style-name="ce2" table:number-columns-repeated="17"/>
          <table:table-cell table:number-columns-repeated="5"/>
        </table:table-row>
        <table:table-row table:style-name="ro1">
          <table:table-cell office:value-type="string">
            <text:p>Bolig/Flytning/Krævede syn</text:p>
          </table:table-cell>
          <table:table-cell office:value-type="string">
            <text:p>VVS check</text:p>
          </table:table-cell>
          <table:table-cell office:value-type="string">
            <text:p>Anders Fischer</text:p>
          </table:table-cell>
          <table:table-cell office:value-type="string">
            <text:p>Ove Hedebo Pedersen</text:p>
          </table:table-cell>
          <table:table-cell table:number-columns-repeated="21"/>
        </table:table-row>
        <table:table-row table:style-name="ro1">
          <table:table-cell office:value-type="string">
            <text:p>Bolig/Flytning/Opmagasinering</text:p>
          </table:table-cell>
          <table:table-cell office:value-type="string">
            <text:p>SHURGARD</text:p>
          </table:table-cell>
          <table:table-cell table:number-columns-repeated="23"/>
        </table:table-row>
        <table:table-row table:style-name="ro1">
          <table:table-cell office:value-type="string">
            <text:p>Bolig/Forbrug/El</text:p>
          </table:table-cell>
          <table:table-cell table:style-name="ce2" office:value-type="string">
            <text:p>KØBENHAVNS ENERGI</text:p>
          </table:table-cell>
          <table:table-cell table:style-name="ce2" office:value-type="string">
            <text:p>Betalingsservice DONG ENERGY A/S Aftalenr. 839629115</text:p>
          </table:table-cell>
          <table:table-cell table:style-name="ce2" office:value-type="string">
            <text:p>Dong, el, a conto</text:p>
          </table:table-cell>
          <table:table-cell table:style-name="ce2" table:number-columns-repeated="16"/>
          <table:table-cell table:number-columns-repeated="5"/>
        </table:table-row>
        <table:table-row table:style-name="ro1">
          <table:table-cell office:value-type="string">
            <text:p>Bolig/Forbrug/Gas</text:p>
          </table:table-cell>
          <table:table-cell office:value-type="string">
            <text:p>HMN NATURGAS</text:p>
          </table:table-cell>
          <table:table-cell office:value-type="string">
            <text:p>Restforbrug, G2</text:p>
          </table:table-cell>
          <table:table-cell office:value-type="string">
            <text:p><text:s/>Aftalenr. 868189316</text:p>
          </table:table-cell>
          <table:table-cell table:number-columns-repeated="21"/>
        </table:table-row>
        <table:table-row table:style-name="ro1">
          <table:table-cell office:value-type="string">
            <text:p>Bolig/Forbrug/Vand</text:p>
          </table:table-cell>
          <table:table-cell table:number-columns-repeated="24"/>
        </table:table-row>
        <table:table-row table:style-name="ro1">
          <table:table-cell office:value-type="string">
            <text:p>Bolig/Forsikring/Andet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Bolig/Forsikring/Ejerskifte</text:p>
          </table:table-cell>
          <table:table-cell office:value-type="string">
            <text:p>ejerskifteforsikring</text:p>
          </table:table-cell>
          <table:table-cell table:number-columns-repeated="23"/>
        </table:table-row>
        <table:table-row table:style-name="ro1">
          <table:table-cell office:value-type="string">
            <text:p>Bolig/Forsikring/Husforsikring</text:p>
          </table:table-cell>
          <table:table-cell office:value-type="string">
            <text:p>LB.dk, hus</text:p>
          </table:table-cell>
          <table:table-cell table:number-columns-repeated="23"/>
        </table:table-row>
        <table:table-row table:style-name="ro1">
          <table:table-cell office:value-type="string">
            <text:p>Bolig/Forsikring/Indbo</text:p>
          </table:table-cell>
          <table:table-cell table:style-name="ce2" office:value-type="string">
            <text:p>BRANDFORSIKRING Aftalenr. 793449576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Bolig/Indkøb/Andet</text:p>
          </table:table-cell>
          <table:table-cell office:value-type="string">
            <text:p>VESTERBRO KONTORFO</text:p>
          </table:table-cell>
          <table:table-cell office:value-type="string">
            <text:p>HARALD NYBORG</text:p>
          </table:table-cell>
          <table:table-cell office:value-type="string">
            <text:p>RØDOVRE ISENKRAM</text:p>
          </table:table-cell>
          <table:table-cell office:value-type="string">
            <text:p>BRINCK ELEKTRONIK</text:p>
          </table:table-cell>
          <table:table-cell office:value-type="string">
            <text:p>STOF &amp; STIL</text:p>
          </table:table-cell>
          <table:table-cell office:value-type="string">
            <text:p>ILLUM</text:p>
          </table:table-cell>
          <table:table-cell office:value-type="string">
            <text:p>IMERCO</text:p>
          </table:table-cell>
          <table:table-cell office:value-type="string">
            <text:p>MAGASIN/FOG</text:p>
          </table:table-cell>
          <table:table-cell office:value-type="string">
            <text:p>KÅRUP TØMMERHANDEL</text:p>
          </table:table-cell>
          <table:table-cell table:number-columns-repeated="15"/>
        </table:table-row>
        <table:table-row table:style-name="ro1">
          <table:table-cell office:value-type="string">
            <text:p>Bolig/Indkøb/HiFi</text:p>
          </table:table-cell>
          <table:table-cell office:value-type="string">
            <text:p>FONA</text:p>
          </table:table-cell>
          <table:table-cell office:value-type="string">
            <text:p>DK-NOTA 9192 ELGIGANTEN</text:p>
          </table:table-cell>
          <table:table-cell table:number-columns-repeated="22"/>
        </table:table-row>
        <table:table-row table:style-name="ro1">
          <table:table-cell office:value-type="string">
            <text:p>Bolig/Indkøb/Hvidevarer</text:p>
          </table:table-cell>
          <table:table-cell table:style-name="ce2" office:value-type="string">
            <text:p>DK-NOTA86234 ELGIGANTEN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Bolig/Indkøb/Møbler</text:p>
          </table:table-cell>
          <table:table-cell office:value-type="string">
            <text:p>IKEA</text:p>
          </table:table-cell>
          <table:table-cell office:value-type="string">
            <text:p><text:s/>ILVA </text:p>
          </table:table-cell>
          <table:table-cell office:value-type="string">
            <text:p>IDDESIGN LOGISTIKC</text:p>
          </table:table-cell>
          <table:table-cell table:number-columns-repeated="21"/>
        </table:table-row>
        <table:table-row table:style-name="ro2">
          <table:table-cell office:value-type="string">
            <text:p>Bolig/Indkøb/Værktøj</text:p>
          </table:table-cell>
          <table:table-cell table:style-name="ce3" office:value-type="string">
            <text:p>SILVAN</text:p>
          </table:table-cell>
          <table:table-cell table:number-columns-repeated="23"/>
        </table:table-row>
        <table:table-row table:style-name="ro1">
          <table:table-cell office:value-type="string">
            <text:p>Bolig/Skat + Afgift/Andet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Bolig/Skat + Afgift/Ejendomsskat</text:p>
          </table:table-cell>
          <table:table-cell office:value-type="string">
            <text:p>Ejendomsskat</text:p>
          </table:table-cell>
          <table:table-cell table:number-columns-repeated="23"/>
        </table:table-row>
        <table:table-row table:style-name="ro1">
          <table:table-cell office:value-type="string">
            <text:p>Bolig/Skat + Afgift/Ejendomsværdiskat</text:p>
          </table:table-cell>
          <table:table-cell table:number-columns-repeated="24"/>
        </table:table-row>
        <table:table-row table:style-name="ro1">
          <table:table-cell office:value-type="string">
            <text:p>Bolig/Udgifter til fællesskabet/Grundejerforening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Bolig/Udgifter til fællesskabet/Husleje</text:p>
          </table:table-cell>
          <table:table-cell office:value-type="string">
            <text:p>A/B FLENSBORGHUS Aftalenr. 702144574</text:p>
          </table:table-cell>
          <table:table-cell table:number-columns-repeated="23"/>
        </table:table-row>
        <table:table-row table:style-name="ro1">
          <table:table-cell office:value-type="string">
            <text:p>Bolig/Udgifter til fællesskabet/Vejlaug</text:p>
          </table:table-cell>
          <table:table-cell table:number-columns-repeated="24"/>
        </table:table-row>
        <table:table-row table:style-name="ro1">
          <table:table-cell office:value-type="string">
            <text:p>Bolig/Vedligehold/Elektriker</text:p>
          </table:table-cell>
          <table:table-cell table:style-name="ce2" office:value-type="string">
            <text:p>Elskovs el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Bolig/Vedligehold/Kloak</text:p>
          </table:table-cell>
          <table:table-cell table:number-columns-repeated="24"/>
        </table:table-row>
        <table:table-row table:style-name="ro1">
          <table:table-cell office:value-type="string">
            <text:p>Bolig/Vedligehold/Maler</text:p>
          </table:table-cell>
          <table:table-cell table:number-columns-repeated="24"/>
        </table:table-row>
        <table:table-row table:style-name="ro1">
          <table:table-cell office:value-type="string">
            <text:p>Bolig/Vedligehold/Tømrer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Bolig/Vedligehold/VVS</text:p>
          </table:table-cell>
          <table:table-cell table:number-columns-repeated="24"/>
        </table:table-row>
        <table:table-row table:style-name="ro2">
          <table:table-cell table:style-name="ce1" office:value-type="string">
            <text:p>Rådighed/Mad/Cafe + Bar</text:p>
          </table:table-cell>
          <table:table-cell table:style-name="ce1" office:value-type="string">
            <text:p>DEN BLÅ HUND</text:p>
          </table:table-cell>
          <table:table-cell table:style-name="ce1" office:value-type="string">
            <text:p>MIKKELLER</text:p>
          </table:table-cell>
          <table:table-cell table:style-name="ce1" office:value-type="string">
            <text:p>BARESSO</text:p>
          </table:table-cell>
          <table:table-cell table:style-name="ce1" office:value-type="string">
            <text:p>CAFE BARTOF</text:p>
          </table:table-cell>
          <table:table-cell table:style-name="ce1" office:value-type="string">
            <text:p>VON FRESSEN</text:p>
          </table:table-cell>
          <table:table-cell table:style-name="ce1" office:value-type="string">
            <text:p>BARBAR BAR</text:p>
          </table:table-cell>
          <table:table-cell table:style-name="ce1" office:value-type="string">
            <text:p>JOE &amp; THE JUICE</text:p>
          </table:table-cell>
          <table:table-cell table:style-name="ce1" office:value-type="string">
            <text:p>SOKKELUND</text:p>
          </table:table-cell>
          <table:table-cell table:style-name="ce1" office:value-type="string">
            <text:p>ESTATE COFFEE</text:p>
          </table:table-cell>
          <table:table-cell table:style-name="ce1" office:value-type="string">
            <text:p>DET ELEKTRISKE HJØ</text:p>
          </table:table-cell>
          <table:table-cell table:style-name="ce1" office:value-type="string">
            <text:p>BOUTIQUE LIZE</text:p>
          </table:table-cell>
          <table:table-cell table:style-name="ce1" office:value-type="string">
            <text:p>VEGA - MUSIKKENS H</text:p>
          </table:table-cell>
          <table:table-cell table:style-name="ce1" office:value-type="string">
            <text:p>CAFE SKAMMEKROGEN</text:p>
          </table:table-cell>
          <table:table-cell table:style-name="ce1" office:value-type="string">
            <text:p>KAFFESALONEN</text:p>
          </table:table-cell>
          <table:table-cell table:style-name="ce1" office:value-type="string">
            <text:p>MJ COFFEE</text:p>
          </table:table-cell>
          <table:table-cell table:style-name="ce1" office:value-type="string">
            <text:p>CAFE LEO</text:p>
          </table:table-cell>
          <table:table-cell table:style-name="ce1" office:value-type="string">
            <text:p>TRYKKERTØSEN</text:p>
          </table:table-cell>
          <table:table-cell table:style-name="ce3" office:value-type="string">
            <text:p>CAFE OSCAR</text:p>
          </table:table-cell>
          <table:table-cell table:style-name="ce3" office:value-type="string">
            <text:p>ARTISTKOKKEN CAFE</text:p>
          </table:table-cell>
          <table:table-cell table:style-name="ce3" office:value-type="string">
            <text:p>KAFFE OG ØLBAR</text:p>
          </table:table-cell>
          <table:table-cell table:style-name="ce3" office:value-type="string">
            <text:p>CAFE VOGELKOP</text:p>
          </table:table-cell>
          <table:table-cell table:style-name="ce3" office:value-type="string">
            <text:p>CAFE BANKERÅT</text:p>
          </table:table-cell>
          <table:table-cell table:style-name="ce3" office:value-type="string">
            <text:p>SALUMERIA</text:p>
          </table:table-cell>
          <table:table-cell table:style-name="ce3" office:value-type="string">
            <text:p>VILDGLAD</text:p>
          </table:table-cell>
        </table:table-row>
        <table:table-row table:style-name="ro1">
          <table:table-cell office:value-type="string">
            <text:p>Rådighed/Mad/EnGros</text:p>
          </table:table-cell>
          <table:table-cell table:style-name="ce2" office:value-type="string">
            <text:p>METRO GLOSTRUP</text:p>
          </table:table-cell>
          <table:table-cell table:style-name="ce2" office:value-type="string">
            <text:p>METRO SLUSEHOLMEN</text:p>
          </table:table-cell>
          <table:table-cell table:style-name="ce2" office:value-type="string">
            <text:p>INCO</text:p>
          </table:table-cell>
          <table:table-cell table:style-name="ce2" table:number-columns-repeated="16"/>
          <table:table-cell table:number-columns-repeated="5"/>
        </table:table-row>
        <table:table-row table:style-name="ro2">
          <table:table-cell office:value-type="string">
            <text:p>Rådighed/Mad/Restaurant</text:p>
          </table:table-cell>
          <table:table-cell office:value-type="string">
            <text:p>CAFE DIVINO</text:p>
          </table:table-cell>
          <table:table-cell office:value-type="string">
            <text:p>THAI RESTAURANT SI</text:p>
          </table:table-cell>
          <table:table-cell office:value-type="string">
            <text:p>TASTE OF THAI</text:p>
          </table:table-cell>
          <table:table-cell office:value-type="string">
            <text:p>HEREFORD STEAK</text:p>
          </table:table-cell>
          <table:table-cell office:value-type="string">
            <text:p>DYREHAVEN</text:p>
          </table:table-cell>
          <table:table-cell office:value-type="string">
            <text:p>STICKS N SUSHI</text:p>
          </table:table-cell>
          <table:table-cell office:value-type="string">
            <text:p>HALIFAX</text:p>
          </table:table-cell>
          <table:table-cell office:value-type="string">
            <text:p>INDUS</text:p>
          </table:table-cell>
          <table:table-cell table:style-name="ce3" office:value-type="string">
            <text:p>SACHI SUSHI</text:p>
          </table:table-cell>
          <table:table-cell table:style-name="ce3" office:value-type="string">
            <text:p>SAKURA</text:p>
          </table:table-cell>
          <table:table-cell table:style-name="ce3" office:value-type="string">
            <text:p>RESTAURANT BUTTERF</text:p>
          </table:table-cell>
          <table:table-cell table:number-columns-repeated="13"/>
        </table:table-row>
        <table:table-row table:style-name="ro2">
          <table:table-cell office:value-type="string">
            <text:p>Rådighed/Mad/Specialbutik</text:p>
          </table:table-cell>
          <table:table-cell office:value-type="string">
            <text:p>LAGKAGEHUSET</text:p>
          </table:table-cell>
          <table:table-cell office:value-type="string">
            <text:p>DEN RIGTIGE BAGER</text:p>
          </table:table-cell>
          <table:table-cell office:value-type="string">
            <text:p>FÅREVEJLE SLAGTERF</text:p>
          </table:table-cell>
          <table:table-cell office:value-type="string">
            <text:p>KORN BAGERI</text:p>
          </table:table-cell>
          <table:table-cell office:value-type="string">
            <text:p>MEYERS BAGERI</text:p>
          </table:table-cell>
          <table:table-cell office:value-type="string">
            <text:p>ØKO-BAGERIET</text:p>
          </table:table-cell>
          <table:table-cell office:value-type="string">
            <text:p>KIHOSKH A/S</text:p>
          </table:table-cell>
          <table:table-cell office:value-type="string">
            <text:p>CENTERBAGEREN</text:p>
          </table:table-cell>
          <table:table-cell office:value-type="string">
            <text:p>SLAGTER-ONLINE.DK</text:p>
          </table:table-cell>
          <table:table-cell office:value-type="string">
            <text:p>HELSEHUSET</text:p>
          </table:table-cell>
          <table:table-cell table:style-name="ce3" office:value-type="string">
            <text:p>URTEHUSET</text:p>
          </table:table-cell>
          <table:table-cell table:style-name="ce3" office:value-type="string">
            <text:p>DEN HELT RIGTIGE B</text:p>
          </table:table-cell>
          <table:table-cell table:style-name="ce3" office:value-type="string">
            <text:p>MUSIK-CONDITORIET</text:p>
          </table:table-cell>
          <table:table-cell table:style-name="ce3" office:value-type="string">
            <text:p>DEN FLINKE SLAGTER</text:p>
          </table:table-cell>
          <table:table-cell table:style-name="ce3" office:value-type="string">
            <text:p>REINH. VAN HAUEN</text:p>
          </table:table-cell>
          <table:table-cell table:number-columns-repeated="9"/>
        </table:table-row>
        <table:table-row table:style-name="ro1">
          <table:table-cell office:value-type="string">
            <text:p>Rådighed/Mad/Supermarked</text:p>
          </table:table-cell>
          <table:table-cell table:style-name="ce2" office:value-type="string">
            <text:p>REMA 1000</text:p>
          </table:table-cell>
          <table:table-cell table:style-name="ce2" office:value-type="string">
            <text:p>KVICKLY</text:p>
          </table:table-cell>
          <table:table-cell table:style-name="ce2" office:value-type="string">
            <text:p>IRMA</text:p>
          </table:table-cell>
          <table:table-cell table:style-name="ce2" office:value-type="string">
            <text:p>KIOSK T B</text:p>
          </table:table-cell>
          <table:table-cell table:style-name="ce2" office:value-type="string">
            <text:p>BILKA</text:p>
          </table:table-cell>
          <table:table-cell table:style-name="ce2" office:value-type="string">
            <text:p>SUPERB PLANTAN</text:p>
          </table:table-cell>
          <table:table-cell table:style-name="ce2" office:value-type="string">
            <text:p>FØTEX</text:p>
          </table:table-cell>
          <table:table-cell table:style-name="ce2" office:value-type="string">
            <text:p>SUPERBRUGSEN</text:p>
          </table:table-cell>
          <table:table-cell table:style-name="ce2" office:value-type="string">
            <text:p>SPAR ORDRUP</text:p>
          </table:table-cell>
          <table:table-cell table:style-name="ce2" office:value-type="string">
            <text:p>FAKTA</text:p>
          </table:table-cell>
          <table:table-cell table:style-name="ce2" office:value-type="string">
            <text:p>SUPERB BROSTYK</text:p>
          </table:table-cell>
          <table:table-cell table:style-name="ce2" office:value-type="string">
            <text:p>SUPERBEST</text:p>
          </table:table-cell>
          <table:table-cell table:style-name="ce2" office:value-type="string">
            <text:p>NETTO</text:p>
          </table:table-cell>
          <table:table-cell table:style-name="ce2" office:value-type="string">
            <text:p>SUPERB ASNÆS</text:p>
          </table:table-cell>
          <table:table-cell table:style-name="ce2" office:value-type="string">
            <text:p>NEMLIG.COM</text:p>
          </table:table-cell>
          <table:table-cell table:style-name="ce2" office:value-type="string">
            <text:p>SUPERB HALMTORVET</text:p>
          </table:table-cell>
          <table:table-cell office:value-type="string">
            <text:p>DØGNETTO GENTO</text:p>
          </table:table-cell>
          <table:table-cell office:value-type="string">
            <text:p>ALDI</text:p>
          </table:table-cell>
          <table:table-cell office:value-type="string">
            <text:p>SUPERB VANGEDE</text:p>
          </table:table-cell>
          <table:table-cell table:number-columns-repeated="5"/>
        </table:table-row>
        <table:table-row table:style-name="ro2">
          <table:table-cell office:value-type="string">
            <text:p>Rådighed/Mad/Take-away</text:p>
          </table:table-cell>
          <table:table-cell office:value-type="string">
            <text:p>LYNGBY PIZZARIA</text:p>
          </table:table-cell>
          <table:table-cell office:value-type="string">
            <text:p>LETZ SUSHI</text:p>
          </table:table-cell>
          <table:table-cell office:value-type="string">
            <text:p>MC DONALD</text:p>
          </table:table-cell>
          <table:table-cell office:value-type="string">
            <text:p>COSTA SMERALDA</text:p>
          </table:table-cell>
          <table:table-cell office:value-type="string">
            <text:p>COSTASMERALDA</text:p>
          </table:table-cell>
          <table:table-cell office:value-type="string">
            <text:p>OMAKASE</text:p>
          </table:table-cell>
          <table:table-cell office:value-type="string">
            <text:p>KINA GRILL</text:p>
          </table:table-cell>
          <table:table-cell office:value-type="string">
            <text:p>THE TACO SHOP</text:p>
          </table:table-cell>
          <table:table-cell office:value-type="string">
            <text:p>MAD MED MERE</text:p>
          </table:table-cell>
          <table:table-cell office:value-type="string">
            <text:p>PALAZZO PIZZARIA</text:p>
          </table:table-cell>
          <table:table-cell office:value-type="string">
            <text:p>Z-SUSHI</text:p>
          </table:table-cell>
          <table:table-cell office:value-type="string">
            <text:p>KEBABISTAN</text:p>
          </table:table-cell>
          <table:table-cell office:value-type="string">
            <text:p>TOSCANA DUE</text:p>
          </table:table-cell>
          <table:table-cell office:value-type="string">
            <text:p>JUST-EAT.DK</text:p>
          </table:table-cell>
          <table:table-cell office:value-type="string">
            <text:p>LA SANDWICHERIE</text:p>
          </table:table-cell>
          <table:table-cell office:value-type="string">
            <text:p>THE BAGEL</text:p>
          </table:table-cell>
          <table:table-cell office:value-type="string">
            <text:p>KING OF CHICKEN</text:p>
          </table:table-cell>
          <table:table-cell office:value-type="string">
            <text:p>DELIZIA PIZZA</text:p>
          </table:table-cell>
          <table:table-cell office:value-type="string">
            <text:p>MEKONG THAI TAKE</text:p>
          </table:table-cell>
          <table:table-cell table:style-name="ce3" office:value-type="string">
            <text:p>GALANGA THAI TAKEA</text:p>
          </table:table-cell>
          <table:table-cell table:style-name="ce3" office:value-type="string">
            <text:p>TACO SHOP 2</text:p>
          </table:table-cell>
          <table:table-cell table:style-name="ce3" office:value-type="string">
            <text:p>TACO DINER</text:p>
          </table:table-cell>
          <table:table-cell table:style-name="ce3" office:value-type="string">
            <text:p>MCDONALD</text:p>
          </table:table-cell>
          <table:table-cell table:style-name="ce3" office:value-type="string">
            <text:p>MCDONALD'S</text:p>
          </table:table-cell>
        </table:table-row>
        <table:table-row table:style-name="ro2">
          <table:table-cell office:value-type="string">
            <text:p>Rådighed/Tøj/Dagligdag</text:p>
          </table:table-cell>
          <table:table-cell office:value-type="string">
            <text:p>LEVISTRAUSS</text:p>
          </table:table-cell>
          <table:table-cell office:value-type="string">
            <text:p>MAGASIN</text:p>
          </table:table-cell>
          <table:table-cell office:value-type="string">
            <text:p>SPORT-MASTER</text:p>
          </table:table-cell>
          <table:table-cell table:style-name="ce3" office:value-type="string">
            <text:p>SPORTIGAN</text:p>
          </table:table-cell>
          <table:table-cell table:number-columns-repeated="20"/>
        </table:table-row>
        <table:table-row table:style-name="ro1">
          <table:table-cell table:style-name="ce1" office:value-type="string">
            <text:p>Transport/Bil/Anskaffelse</text:p>
          </table:table-cell>
          <table:table-cell table:style-name="ce1" table:number-columns-repeated="19"/>
          <table:table-cell table:number-columns-repeated="5"/>
        </table:table-row>
        <table:table-row table:style-name="ro1">
          <table:table-cell office:value-type="string">
            <text:p>Transport/Bil/Finansiering/Lån</text:p>
          </table:table-cell>
          <table:table-cell table:number-columns-repeated="24"/>
        </table:table-row>
        <table:table-row table:style-name="ro1">
          <table:table-cell office:value-type="string">
            <text:p>Transport/Bil/Forbrug/Benzin</text:p>
          </table:table-cell>
          <table:table-cell office:value-type="string">
            <text:p>SHELL</text:p>
          </table:table-cell>
          <table:table-cell office:value-type="string">
            <text:p>7-ELEVEN</text:p>
          </table:table-cell>
          <table:table-cell office:value-type="string">
            <text:p>TANK KAI DIGE BACH</text:p>
          </table:table-cell>
          <table:table-cell office:value-type="string">
            <text:p>OK RYESGADE</text:p>
          </table:table-cell>
          <table:table-cell office:value-type="string">
            <text:p>STATOIL</text:p>
          </table:table-cell>
          <table:table-cell office:value-type="string">
            <text:p>Q8</text:p>
          </table:table-cell>
          <table:table-cell table:number-columns-repeated="18"/>
        </table:table-row>
        <table:table-row table:style-name="ro1">
          <table:table-cell office:value-type="string">
            <text:p>Transport/Bil/Forbrug/Parkering</text:p>
          </table:table-cell>
          <table:table-cell table:style-name="ce2" office:value-type="string">
            <text:p>PARKERING</text:p>
          </table:table-cell>
          <table:table-cell table:style-name="ce2" office:value-type="string">
            <text:p>EUROPARK</text:p>
          </table:table-cell>
          <table:table-cell table:style-name="ce2" office:value-type="string">
            <text:p>EUREST</text:p>
          </table:table-cell>
          <table:table-cell table:style-name="ce2" office:value-type="string">
            <text:p>APCOA PARKING</text:p>
          </table:table-cell>
          <table:table-cell table:style-name="ce2" office:value-type="string">
            <text:p>EASY PARK A/S</text:p>
          </table:table-cell>
          <table:table-cell table:style-name="ce2" table:number-columns-repeated="14"/>
          <table:table-cell table:number-columns-repeated="5"/>
        </table:table-row>
        <table:table-row table:style-name="ro1">
          <table:table-cell office:value-type="string">
            <text:p>Transport/Bil/Forsikring</text:p>
          </table:table-cell>
          <table:table-cell office:value-type="string">
            <text:p>STANDENS BRANDFORSIKRING Aftalenr. 441445822</text:p>
          </table:table-cell>
          <table:table-cell table:number-columns-repeated="23"/>
        </table:table-row>
        <table:table-row table:style-name="ro1">
          <table:table-cell office:value-type="string">
            <text:p>Transport/Bil/Skat + afgifter/CRM</text:p>
          </table:table-cell>
          <table:table-cell office:value-type="string">
            <text:p>CRM</text:p>
          </table:table-cell>
          <table:table-cell table:number-columns-repeated="23"/>
        </table:table-row>
        <table:table-row table:style-name="ro1">
          <table:table-cell office:value-type="string">
            <text:p>Transport/Bil/Skat + afgifter/Syn</text:p>
          </table:table-cell>
          <table:table-cell table:style-name="ce2" office:value-type="string">
            <text:p>FDM TEST OG BILSYN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Transport/Bil/Vedligehold/Værksted</text:p>
          </table:table-cell>
          <table:table-cell office:value-type="string">
            <text:p>Bilhus A</text:p>
          </table:table-cell>
          <table:table-cell office:value-type="string">
            <text:p>Bilhuset</text:p>
          </table:table-cell>
          <table:table-cell office:value-type="string">
            <text:p>Audi Gladsaxe</text:p>
          </table:table-cell>
          <table:table-cell office:value-type="string">
            <text:p>Bil, lambda, omdr</text:p>
          </table:table-cell>
          <table:table-cell table:number-columns-repeated="20"/>
        </table:table-row>
        <table:table-row table:style-name="ro1">
          <table:table-cell office:value-type="string">
            <text:p>Transport/Cykel/Anskaffelse</text:p>
          </table:table-cell>
          <table:table-cell table:number-columns-repeated="24"/>
        </table:table-row>
        <table:table-row table:style-name="ro1">
          <table:table-cell office:value-type="string">
            <text:p>Transport/Cykel/Vedligehold/Cykelsmed</text:p>
          </table:table-cell>
          <table:table-cell table:style-name="ce2" office:value-type="string">
            <text:p>VIGGOS CYKLER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Transport/Taxa/Forbrug</text:p>
          </table:table-cell>
          <table:table-cell office:value-type="string">
            <text:p>TAXA 4 X 35</text:p>
          </table:table-cell>
          <table:table-cell table:number-columns-repeated="23"/>
        </table:table-row>
        <table:table-row table:style-name="ro1">
          <table:table-cell office:value-type="string">
            <text:p>Transport/Tog + Bus/Forbrug/Rejsekort</text:p>
          </table:table-cell>
          <table:table-cell office:value-type="string">
            <text:p>REJSEKORT-WEBSALG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Øvrige/Andet/Gaver</text:p>
          </table:table-cell>
          <table:table-cell table:style-name="ce1" table:number-columns-repeated="19"/>
          <table:table-cell table:number-columns-repeated="5"/>
        </table:table-row>
        <table:table-row table:style-name="ro1">
          <table:table-cell office:value-type="string">
            <text:p>Øvrige/Andet/Kontant</text:p>
          </table:table-cell>
          <table:table-cell office:value-type="string">
            <text:p>Fremmed automat</text:p>
          </table:table-cell>
          <table:table-cell office:value-type="string">
            <text:p>ATM 0012</text:p>
          </table:table-cell>
          <table:table-cell office:value-type="string">
            <text:p>PAYPAL</text:p>
          </table:table-cell>
          <table:table-cell office:value-type="string">
            <text:p>ATM 0044</text:p>
          </table:table-cell>
          <table:table-cell office:value-type="string">
            <text:p>NORDEA BANK DANMAR</text:p>
          </table:table-cell>
          <table:table-cell office:value-type="string">
            <text:p>Pengeautomat</text:p>
          </table:table-cell>
          <table:table-cell office:value-type="string">
            <text:p>Automat <text:s/>812</text:p>
          </table:table-cell>
          <table:table-cell office:value-type="string">
            <text:p>Automat <text:s/>437</text:p>
          </table:table-cell>
          <table:table-cell table:number-columns-repeated="16"/>
        </table:table-row>
        <table:table-row table:style-name="ro1">
          <table:table-cell office:value-type="string">
            <text:p>Øvrige/Andet/Udlæg</text:p>
          </table:table-cell>
          <table:table-cell table:number-columns-repeated="24"/>
        </table:table-row>
        <table:table-row table:style-name="ro1">
          <table:table-cell office:value-type="string">
            <text:p>Øvrige/Andre låne udgifter/Su-lån</text:p>
          </table:table-cell>
          <table:table-cell table:style-name="ce2" office:value-type="string">
            <text:p>STATENS ADMINISTRATION STUDIE</text:p>
          </table:table-cell>
          <table:table-cell table:style-name="ce2" table:number-columns-repeated="18"/>
          <table:table-cell table:number-columns-repeated="5"/>
        </table:table-row>
        <table:table-row table:style-name="ro3">
          <table:table-cell office:value-type="string">
            <text:p>Øvrige/Andre låne udgifter/banklån</text:p>
          </table:table-cell>
          <table:table-cell table:style-name="ce4" office:value-type="string">
            <text:p><text:span text:style-name="T1">Overførsel</text:span> <text:span text:style-name="T1">slut</text:span></text:p>
          </table:table-cell>
          <table:table-cell table:number-columns-repeated="23"/>
        </table:table-row>
        <table:table-row table:style-name="ro1">
          <table:table-cell office:value-type="string">
            <text:p>Øvrige/Andre låne udgifter/hurtiglån</text:p>
          </table:table-cell>
          <table:table-cell table:number-columns-repeated="24"/>
        </table:table-row>
        <table:table-row table:style-name="ro1">
          <table:table-cell office:value-type="string">
            <text:p>Øvrige/Andre låne udgifter/kassekredit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Øvrige/Andre låne udgifter/kontokort</text:p>
          </table:table-cell>
          <table:table-cell table:number-columns-repeated="24"/>
        </table:table-row>
        <table:table-row table:style-name="ro1">
          <table:table-cell office:value-type="string">
            <text:p>Øvrige/Andre låne udgifter/kreditkort</text:p>
          </table:table-cell>
          <table:table-cell table:number-columns-repeated="24"/>
        </table:table-row>
        <table:table-row table:style-name="ro2">
          <table:table-cell office:value-type="string">
            <text:p>Øvrige/Andre låne udgifter/Øvrige renter og gebyrer</text:p>
          </table:table-cell>
          <table:table-cell table:style-name="ce2" office:value-type="string">
            <text:p>Rente</text:p>
          </table:table-cell>
          <table:table-cell table:style-name="ce2" office:value-type="string">
            <text:p>Gebyr</text:p>
          </table:table-cell>
          <table:table-cell table:style-name="ce2" office:value-type="string">
            <text:p>Afdrag lån, mor</text:p>
          </table:table-cell>
          <table:table-cell table:style-name="ce2" office:value-type="string">
            <text:p>ydelse 4284994</text:p>
          </table:table-cell>
          <table:table-cell table:style-name="ce2" office:value-type="string">
            <text:p>Indfriet friværdikonto andel</text:p>
          </table:table-cell>
          <table:table-cell table:style-name="ce3" office:value-type="string">
            <text:p>TRYG FORSIKRING A/</text:p>
          </table:table-cell>
          <table:table-cell table:style-name="ce2" table:number-columns-repeated="13"/>
          <table:table-cell table:number-columns-repeated="5"/>
        </table:table-row>
        <table:table-row table:style-name="ro1">
          <table:table-cell office:value-type="string">
            <text:p>Øvrige/Ferie/Rejse</text:p>
          </table:table-cell>
          <table:table-cell table:number-columns-repeated="24"/>
        </table:table-row>
        <table:table-row table:style-name="ro1">
          <table:table-cell office:value-type="string">
            <text:p>Øvrige/Forsikring/andet</text:p>
          </table:table-cell>
          <table:table-cell table:number-columns-repeated="24"/>
        </table:table-row>
        <table:table-row table:style-name="ro1">
          <table:table-cell office:value-type="string">
            <text:p>Øvrige/Forsikring/rejse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Øvrige/Forsikring/ulykke</text:p>
          </table:table-cell>
          <table:table-cell table:number-columns-repeated="24"/>
        </table:table-row>
        <table:table-row table:style-name="ro1">
          <table:table-cell office:value-type="string">
            <text:p>Øvrige/Fritid/Abonnementer/Avis</text:p>
          </table:table-cell>
          <table:table-cell table:number-columns-repeated="24"/>
        </table:table-row>
        <table:table-row table:style-name="ro1">
          <table:table-cell office:value-type="string">
            <text:p>Øvrige/Fritid/Abonnementer/Blade</text:p>
          </table:table-cell>
          <table:table-cell table:style-name="ce2" table:number-columns-repeated="19"/>
          <table:table-cell table:number-columns-repeated="5"/>
        </table:table-row>
        <table:table-row table:style-name="ro1">
          <table:table-cell office:value-type="string">
            <text:p>Øvrige/Fritid/Hobby/båd</text:p>
          </table:table-cell>
          <table:table-cell table:number-columns-repeated="24"/>
        </table:table-row>
        <table:table-row table:style-name="ro1">
          <table:table-cell office:value-type="string">
            <text:p>Øvrige/Fritid/Hobby/bøger</text:p>
          </table:table-cell>
          <table:table-cell office:value-type="string">
            <text:p>Amazon</text:p>
          </table:table-cell>
          <table:table-cell office:value-type="string">
            <text:p>FUTURE PUBLISHING</text:p>
          </table:table-cell>
          <table:table-cell office:value-type="string">
            <text:p>ADLIBRIS</text:p>
          </table:table-cell>
          <table:table-cell office:value-type="string">
            <text:p>ALLERØD BOGHANDEL</text:p>
          </table:table-cell>
          <table:table-cell office:value-type="string">
            <text:p>BOG &amp; IDÉ</text:p>
          </table:table-cell>
          <table:table-cell office:value-type="string">
            <text:p>POLITIKENS BOGHAL</text:p>
          </table:table-cell>
          <table:table-cell office:value-type="string">
            <text:p>Gyldendal</text:p>
          </table:table-cell>
          <table:table-cell table:number-columns-repeated="17"/>
        </table:table-row>
        <table:table-row table:style-name="ro1">
          <table:table-cell office:value-type="string">
            <text:p>Øvrige/Fritid/Hobby/computer</text:p>
          </table:table-cell>
          <table:table-cell table:style-name="ce2" office:value-type="string">
            <text:p>DK HOSTMASTER</text:p>
          </table:table-cell>
          <table:table-cell table:style-name="ce2" office:value-type="string">
            <text:p>flensborghus.dk</text:p>
          </table:table-cell>
          <table:table-cell table:style-name="ce2" office:value-type="string">
            <text:p>bitmovers.dk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ATEA A/S</text:p>
          </table:table-cell>
          <table:table-cell table:style-name="ce2" office:value-type="string">
            <text:p>ELGIGANTEN</text:p>
          </table:table-cell>
          <table:table-cell table:style-name="ce2" office:value-type="string">
            <text:p>COMPUTERCITY</text:p>
          </table:table-cell>
          <table:table-cell table:style-name="ce2" office:value-type="string">
            <text:p>Texim-Components2Buy</text:p>
          </table:table-cell>
          <table:table-cell table:style-name="ce2" table:number-columns-repeated="11"/>
          <table:table-cell table:number-columns-repeated="5"/>
        </table:table-row>
        <table:table-row table:style-name="ro1">
          <table:table-cell office:value-type="string">
            <text:p>Øvrige/Fritid/Hobby/foto</text:p>
          </table:table-cell>
          <table:table-cell office:value-type="string">
            <text:p>PHOTOCARE</text:p>
          </table:table-cell>
          <table:table-cell office:value-type="string">
            <text:p>OKHOLM FOTO</text:p>
          </table:table-cell>
          <table:table-cell table:number-columns-repeated="22"/>
        </table:table-row>
        <table:table-row table:style-name="ro1">
          <table:table-cell office:value-type="string">
            <text:p>Øvrige/Fritid/Hobby/musik</text:p>
          </table:table-cell>
          <table:table-cell office:value-type="string">
            <text:p>AVID EMEA</text:p>
          </table:table-cell>
          <table:table-cell office:value-type="string">
            <text:p>4SOUND</text:p>
          </table:table-cell>
          <table:table-cell table:number-columns-repeated="22"/>
        </table:table-row>
        <table:table-row table:style-name="ro1">
          <table:table-cell office:value-type="string">
            <text:p>Øvrige/Fritid/TV/HBO</text:p>
          </table:table-cell>
          <table:table-cell table:style-name="ce2" office:value-type="string">
            <text:p>HBONORDIC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Fritid/TV/Licens</text:p>
          </table:table-cell>
          <table:table-cell office:value-type="string">
            <text:p>DR LICENS Aftalenr. 464275037</text:p>
          </table:table-cell>
          <table:table-cell table:number-columns-repeated="23"/>
        </table:table-row>
        <table:table-row table:style-name="ro1">
          <table:table-cell office:value-type="string">
            <text:p>Øvrige/Fritid/TV/Netflix</text:p>
          </table:table-cell>
          <table:table-cell office:value-type="string">
            <text:p>NETFLIX.COM</text:p>
          </table:table-cell>
          <table:table-cell table:number-columns-repeated="23"/>
        </table:table-row>
        <table:table-row table:style-name="ro1">
          <table:table-cell office:value-type="string">
            <text:p>Øvrige/Fritid/TV/TV2</text:p>
          </table:table-cell>
          <table:table-cell table:style-name="ce2" office:value-type="string">
            <text:p>TV 2/DANMARK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Fritid/TV/Viaplay</text:p>
          </table:table-cell>
          <table:table-cell office:value-type="string">
            <text:p>VIAPLAY</text:p>
          </table:table-cell>
          <table:table-cell table:number-columns-repeated="23"/>
        </table:table-row>
        <table:table-row table:style-name="ro1">
          <table:table-cell office:value-type="string">
            <text:p>Øvrige/Fritid/TV/Yousee</text:p>
          </table:table-cell>
          <table:table-cell office:value-type="string">
            <text:p>TDC YOUSEE</text:p>
          </table:table-cell>
          <table:table-cell office:value-type="string">
            <text:p>Tdc film leje</text:p>
          </table:table-cell>
          <table:table-cell office:value-type="string">
            <text:p>yousee</text:p>
          </table:table-cell>
          <table:table-cell table:number-columns-repeated="21"/>
        </table:table-row>
        <table:table-row table:style-name="ro1">
          <table:table-cell office:value-type="string">
            <text:p>Øvrige/Fritid/Underholdning/Andet</text:p>
          </table:table-cell>
          <table:table-cell table:style-name="ce2" office:value-type="string">
            <text:p>DANSKE SPIL</text:p>
          </table:table-cell>
          <table:table-cell table:style-name="ce2" office:value-type="string">
            <text:p>TIVOLI</text:p>
          </table:table-cell>
          <table:table-cell table:style-name="ce2" office:value-type="string">
            <text:p><text:s/>WWW.TAENK.DK/SHOP</text:p>
          </table:table-cell>
          <table:table-cell table:style-name="ce2" table:number-columns-repeated="16"/>
          <table:table-cell table:number-columns-repeated="5"/>
        </table:table-row>
        <table:table-row table:style-name="ro1">
          <table:table-cell office:value-type="string">
            <text:p>Øvrige/Fritid/Underholdning/biograf</text:p>
          </table:table-cell>
          <table:table-cell office:value-type="string">
            <text:p>KINOPALÆET</text:p>
          </table:table-cell>
          <table:table-cell office:value-type="string">
            <text:p>PALADS TEATRET</text:p>
          </table:table-cell>
          <table:table-cell table:number-columns-repeated="22"/>
        </table:table-row>
        <table:table-row table:style-name="ro1">
          <table:table-cell office:value-type="string">
            <text:p>Øvrige/Fritid/Underholdning/fodbold</text:p>
          </table:table-cell>
          <table:table-cell table:number-columns-repeated="24"/>
        </table:table-row>
        <table:table-row table:style-name="ro1">
          <table:table-cell office:value-type="string">
            <text:p>Øvrige/Fritid/Underholdning/koncert</text:p>
          </table:table-cell>
          <table:table-cell table:style-name="ce2" office:value-type="string">
            <text:p>KRUDTTØNDEN</text:p>
          </table:table-cell>
          <table:table-cell table:style-name="ce2" office:value-type="string">
            <text:p>BILLETLUGEN</text:p>
          </table:table-cell>
          <table:table-cell table:style-name="ce2" office:value-type="string">
            <text:p>BILLETTEN</text:p>
          </table:table-cell>
          <table:table-cell table:style-name="ce2" office:value-type="string">
            <text:p>RØDOVRE KULTURHUS</text:p>
          </table:table-cell>
          <table:table-cell table:style-name="ce2" office:value-type="string">
            <text:p>BILLETTO.DK</text:p>
          </table:table-cell>
          <table:table-cell table:style-name="ce2" office:value-type="string">
            <text:p>BILLETNET</text:p>
          </table:table-cell>
          <table:table-cell table:style-name="ce2" office:value-type="string">
            <text:p>KULTURHUSET</text:p>
          </table:table-cell>
          <table:table-cell table:style-name="ce2" office:value-type="string">
            <text:p>T.P. MUSIK MARKED</text:p>
          </table:table-cell>
          <table:table-cell table:style-name="ce2" office:value-type="string">
            <text:p>AMAGER KULTURPUNKT</text:p>
          </table:table-cell>
          <table:table-cell table:style-name="ce2" table:number-columns-repeated="10"/>
          <table:table-cell table:number-columns-repeated="5"/>
        </table:table-row>
        <table:table-row table:style-name="ro1">
          <table:table-cell office:value-type="string">
            <text:p>Øvrige/Fritid/Underholdning/teater</text:p>
          </table:table-cell>
          <table:table-cell office:value-type="string">
            <text:p>NBT.DK</text:p>
          </table:table-cell>
          <table:table-cell table:style-name="ce6" office:value-type="string">
            <text:p>GILLELEJE HALLEN</text:p>
          </table:table-cell>
          <table:table-cell table:number-columns-repeated="22"/>
        </table:table-row>
        <table:table-row table:style-name="ro1">
          <table:table-cell office:value-type="string">
            <text:p>Øvrige/Fællesskab/A-kasse</text:p>
          </table:table-cell>
          <table:table-cell table:number-columns-repeated="24"/>
        </table:table-row>
        <table:table-row table:style-name="ro1">
          <table:table-cell office:value-type="string">
            <text:p>Øvrige/Fællesskab/Fagforening</text:p>
          </table:table-cell>
          <table:table-cell table:style-name="ce2" office:value-type="string">
            <text:p>PROSA</text:p>
          </table:table-cell>
          <table:table-cell table:style-name="ce2" table:number-columns-repeated="18"/>
          <table:table-cell table:number-columns-repeated="5"/>
        </table:table-row>
        <table:table-row table:style-name="ro2">
          <table:table-cell office:value-type="string">
            <text:p>Øvrige/Fællesskab/Kommunalt</text:p>
          </table:table-cell>
          <table:table-cell table:style-name="ce3" office:value-type="string">
            <text:p>BALLERUP KOMMUNE</text:p>
          </table:table-cell>
          <table:table-cell table:number-columns-repeated="23"/>
        </table:table-row>
        <table:table-row table:style-name="ro1">
          <table:table-cell office:value-type="string">
            <text:p>Øvrige/Kommunikation/Fastnet</text:p>
          </table:table-cell>
          <table:table-cell table:number-columns-repeated="24"/>
        </table:table-row>
        <table:table-row table:style-name="ro2">
          <table:table-cell office:value-type="string">
            <text:p>Øvrige/Kommunikation/Internet</text:p>
          </table:table-cell>
          <table:table-cell table:style-name="ce2" office:value-type="string">
            <text:p>Telia</text:p>
          </table:table-cell>
          <table:table-cell table:style-name="ce3" office:value-type="string">
            <text:p><text:s/>DKUUG</text:p>
          </table:table-cell>
          <table:table-cell table:style-name="ce3" office:value-type="string">
            <text:p>GRATISDNS.DK</text:p>
          </table:table-cell>
          <table:table-cell table:style-name="ce2" table:number-columns-repeated="16"/>
          <table:table-cell table:number-columns-repeated="5"/>
        </table:table-row>
        <table:table-row table:style-name="ro1">
          <table:table-cell office:value-type="string">
            <text:p>Øvrige/Kommunikation/Mobiltlf</text:p>
          </table:table-cell>
          <table:table-cell office:value-type="string">
            <text:p>TELMORE</text:p>
          </table:table-cell>
          <table:table-cell table:number-columns-repeated="23"/>
        </table:table-row>
        <table:table-row table:style-name="ro2">
          <table:table-cell office:value-type="string">
            <text:p>Øvrige/Sundhed/Behandling/Frisør</text:p>
          </table:table-cell>
          <table:table-cell table:style-name="ce3" office:value-type="string">
            <text:p>LISBETH WESTRING</text:p>
          </table:table-cell>
          <table:table-cell table:number-columns-repeated="23"/>
        </table:table-row>
        <table:table-row table:style-name="ro1">
          <table:table-cell office:value-type="string">
            <text:p>Øvrige/Sundhed/Behandling/Fysioterapeut</text:p>
          </table:table-cell>
          <table:table-cell table:style-name="ce2" office:value-type="string">
            <text:p>oestfys</text:p>
          </table:table-cell>
          <table:table-cell table:style-name="ce2" office:value-type="string">
            <text:p>FYSISK FORM Aftalenr. 879714763</text:p>
          </table:table-cell>
          <table:table-cell table:style-name="ce2" table:number-columns-repeated="17"/>
          <table:table-cell table:number-columns-repeated="5"/>
        </table:table-row>
        <table:table-row table:style-name="ro2">
          <table:table-cell office:value-type="string">
            <text:p>Øvrige/Sundhed/Behandling/Kiropraktor</text:p>
          </table:table-cell>
          <table:table-cell table:style-name="ce3" office:value-type="string">
            <text:p>KIROPRAKTORERNE</text:p>
          </table:table-cell>
          <table:table-cell table:number-columns-repeated="23"/>
        </table:table-row>
        <table:table-row table:style-name="ro2">
          <table:table-cell office:value-type="string">
            <text:p>Øvrige/Sundhed/Behandling/KostVejledning</text:p>
          </table:table-cell>
          <table:table-cell table:style-name="ce3" office:value-type="string">
            <text:p>INSTITUT FOR OPTIM</text:p>
          </table:table-cell>
          <table:table-cell table:number-columns-repeated="23"/>
        </table:table-row>
        <table:table-row table:style-name="ro1">
          <table:table-cell office:value-type="string">
            <text:p>Øvrige/Sundhed/Behandling/Osteopat</text:p>
          </table:table-cell>
          <table:table-cell table:style-name="ce2" office:value-type="string">
            <text:p>DIDDE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Sundhed/Behandling/Psykolog</text:p>
          </table:table-cell>
          <table:table-cell table:number-columns-repeated="24"/>
        </table:table-row>
        <table:table-row table:style-name="ro1">
          <table:table-cell office:value-type="string">
            <text:p>Øvrige/Sundhed/Behandling/Tandlæge</text:p>
          </table:table-cell>
          <table:table-cell office:value-type="string">
            <text:p>PLUS1</text:p>
          </table:table-cell>
          <table:table-cell table:number-columns-repeated="23"/>
        </table:table-row>
        <table:table-row table:style-name="ro1">
          <table:table-cell office:value-type="string">
            <text:p>Øvrige/Sundhed/Behandling/Zoneterapi</text:p>
          </table:table-cell>
          <table:table-cell table:style-name="ce2" office:value-type="string">
            <text:p>ZONETERAPICENTERET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Sundhed/Indkøb/Apotek</text:p>
          </table:table-cell>
          <table:table-cell office:value-type="string">
            <text:p>APOTEK</text:p>
          </table:table-cell>
          <table:table-cell office:value-type="string">
            <text:p>LYNGBY SVANE APOTE</text:p>
          </table:table-cell>
          <table:table-cell table:number-columns-repeated="22"/>
        </table:table-row>
        <table:table-row table:style-name="ro1">
          <table:table-cell office:value-type="string">
            <text:p>Øvrige/Sundhed/Indkøb/Matas</text:p>
          </table:table-cell>
          <table:table-cell office:value-type="string">
            <text:p>MATAS</text:p>
          </table:table-cell>
          <table:table-cell table:number-columns-repeated="23"/>
        </table:table-row>
        <table:table-row table:style-name="ro1">
          <table:table-cell office:value-type="string">
            <text:p>Øvrige/Sundhed/Indkøb/Optiker</text:p>
          </table:table-cell>
          <table:table-cell table:style-name="ce2" office:value-type="string">
            <text:p>SYNOPTIK</text:p>
          </table:table-cell>
          <table:table-cell table:style-name="ce2" table:number-columns-repeated="18"/>
          <table:table-cell table:number-columns-repeated="5"/>
        </table:table-row>
        <table:table-row table:style-name="ro1">
          <table:table-cell office:value-type="string">
            <text:p>Øvrige/Sundhed/Sport/Karate</text:p>
          </table:table-cell>
          <table:table-cell table:number-columns-repeated="24"/>
        </table:table-row>
        <table:table-row table:style-name="ro1">
          <table:table-cell office:value-type="string">
            <text:p>Øvrige/Sundhed/Sport/Træning</text:p>
          </table:table-cell>
          <table:table-cell office:value-type="string">
            <text:p>SHINDOKAN</text:p>
          </table:table-cell>
          <table:table-cell office:value-type="string">
            <text:p>DANSK OKINAVA</text:p>
          </table:table-cell>
          <table:table-cell table:number-columns-repeated="22"/>
        </table:table-row>
        <table:table-row table:style-name="ro1" table:number-rows-repeated="104847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Verdana" svg:font-family="Verdan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-00-0000</text:date>, <text:time style:data-style-name="N2" text:time-value="0000-00-00T23:30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dc:date>2013-09-08T23:30:54</dc:date>
    <meta:editing-duration>PT23M35S</meta:editing-duration>
    <meta:editing-cycles>35</meta:editing-cycles>
    <meta:document-statistic meta:table-count="1" meta:cell-count="335" meta:object-count="0"/>
  </office:meta>
</office:document-meta>
</file>